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21307"/>
    </style:style>
    <style:style style:name="P2" style:family="paragraph" style:parent-style-name="Standard">
      <style:text-properties officeooo:rsid="00021307" officeooo:paragraph-rsid="00021307"/>
    </style:style>
    <style:style style:name="P3" style:family="paragraph" style:parent-style-name="Standard">
      <style:text-properties fo:font-weight="bold" officeooo:rsid="0005782a" officeooo:paragraph-rsid="0005782a" style:font-weight-asian="bold" style:font-weight-complex="bold"/>
    </style:style>
    <style:style style:name="P4" style:family="paragraph" style:parent-style-name="Standard">
      <style:text-properties fo:font-weight="bold" officeooo:rsid="0005782a" style:font-weight-asian="bold" style:font-weight-complex="bold"/>
    </style:style>
    <style:style style:name="P5" style:family="paragraph" style:parent-style-name="Standard">
      <style:text-properties officeooo:rsid="00066942" officeooo:paragraph-rsid="00066942"/>
    </style:style>
    <style:style style:name="P6" style:family="paragraph" style:parent-style-name="Standard">
      <style:text-properties officeooo:rsid="000ced38" officeooo:paragraph-rsid="000ced38"/>
    </style:style>
    <style:style style:name="P7" style:family="paragraph" style:parent-style-name="Standard">
      <style:text-properties officeooo:rsid="00021307" officeooo:paragraph-rsid="00021307"/>
    </style:style>
    <style:style style:name="P8" style:family="paragraph" style:parent-style-name="Standard">
      <style:text-properties officeooo:rsid="000e7a43" officeooo:paragraph-rsid="000e7a43"/>
    </style:style>
    <style:style style:name="P9" style:family="paragraph" style:parent-style-name="Standard">
      <style:text-properties officeooo:rsid="000ced38" officeooo:paragraph-rsid="000ced38"/>
    </style:style>
    <style:style style:name="T1" style:family="text">
      <style:text-properties officeooo:rsid="0008160d"/>
    </style:style>
    <style:style style:name="T2" style:family="text">
      <style:text-properties officeooo:rsid="000e7a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3">CORAL DE LA FUENTE MORÁN</text:p>
      <text:p text:style-name="P3"/>
      <text:p text:style-name="P3">- Tecnica en SMR</text:p>
      <text:p text:style-name="P3"/>
      <text:p text:style-name="P4">- motivaciones: civerseguridad sitemas linux programacion de herarmientas xploid vulneravilidades</text:p>
      <text:p text:style-name="P4"/>
      <text:p text:style-name="P4">-skills se usar mvware virtual box conocimientos de linux conocimientos de windows <text:s/>scripts en bash programacion html y porgramas como libre office</text:p>
      <text:p text:style-name="P4"/>
      <text:p text:style-name="P4">-proyectos un buscadoer en linux sobre maquinas juegos en bash paginas web y una certificación de savitar </text:p>
      <text:p text:style-name="P4"/>
      <text:p text:style-name="P3">- he cursado 1º de bachillerato de artes con el aparatado dijitalización, teccnica de smr curso gratis de hixec y curso de savitar de introducciona linux</text:p>
      <text:p text:style-name="P3"/>
      <text:p text:style-name="P3">-contacto </text:p>
      <text:p text:style-name="P3">gmail de clase</text:p>
      <text:p text:style-name="P3"><text:s text:c="2"/>git hub y añadir alguno mas</text:p>
      <text:p text:style-name="P2"/>
      <text:p text:style-name="P2"/>
      <text:p text:style-name="P2">### Portfolio Digital de [Tu Nombre]</text:p>
      <text:p text:style-name="P2"/>
      <text:p text:style-name="P2">--- <text:span text:style-name="T1">mi nombre y una animación de civerseguridad de fondo mientras se escriben frases debajo de mi nombre la estructura la quiero como la pagina de abajo</text:span></text:p>
      <text:p text:style-name="P2"/>
      <text:p text:style-name="P2">#### **1. Página de Inicio**</text:p>
      <text:p text:style-name="P2"/>
      <text:p text:style-name="P2">- **Título**: Portfolio de [Tu Nombre]</text:p>
      <text:p text:style-name="P2">- **Descripción breve**: </text:p>
      <text:p text:style-name="P2"><text:s text:c="2"/>"Soy Técnico en Sistemas Microinformáticos con un enfoque en ciberseguridad, sistemas Linux y programación. Me apasiona explorar vulnerabilidades y desarrollar herramientas para mejorar la seguridad."</text:p>
      <text:p text:style-name="P2"/>
      <text:p text:style-name="P2">---</text:p>
      <text:p text:style-name="P2"/>
      <text:p text:style-name="P2">#### **2. Acerca de Mí**</text:p>
      <text:p text:style-name="P2"/>
      <text:p text:style-name="P2">- **Presentación**:</text:p>
      <text:p text:style-name="P2"><text:s text:c="2"/>"Soy estudiante de Técnico en Sistemas Microinformáticos. Tras cursar 1º de Bachillerato en Artes, donde me enfoqué en la digitalización, he adquirido conocimientos técnicos en diversos campos, incluyendo Linux y programación. Busco constantemente mejorar mis habilidades en ciberseguridad y administración de sistemas."</text:p>
      <text:p text:style-name="P2"/>
      <text:p text:style-name="P2">---</text:p>
      <text:p text:style-name="P2"/>
      <text:p text:style-name="P2">#### **3. Motivaciones**</text:p>
      <text:p text:style-name="P2"/>
      <text:p text:style-name="P2">- **Ciberseguridad**: Me apasiona proteger sistemas y datos, identificando y corrigiendo vulnerabilidades.</text:p>
      <text:p text:style-name="P2"><text:soft-page-break/>- **Sistemas Linux**: Disfruto trabajando con Linux y explorando su potencial en diversas aplicaciones.</text:p>
      <text:p text:style-name="P2">- **Programación**: Me motiva desarrollar herramientas que mejoren la eficiencia y seguridad de los sistemas.</text:p>
      <text:p text:style-name="P2"/>
      <text:p text:style-name="P2">---</text:p>
      <text:p text:style-name="P2"/>
      <text:p text:style-name="P2">#### **4. Habilidades**</text:p>
      <text:p text:style-name="P2"/>
      <text:p text:style-name="P2">- **Virtualización**:</text:p>
      <text:p text:style-name="P2"><text:s text:c="2"/>- VMware</text:p>
      <text:p text:style-name="P2"><text:s text:c="2"/>- VirtualBox</text:p>
      <text:p text:style-name="P2">- **Sistemas Operativos**:</text:p>
      <text:p text:style-name="P2"><text:s text:c="2"/>- Conocimientos en Linux</text:p>
      <text:p text:style-name="P2"><text:s text:c="2"/>- Conocimientos en Windows</text:p>
      <text:p text:style-name="P2">- **Programación y Scripting**:</text:p>
      <text:p text:style-name="P2"><text:s text:c="2"/>- Scripts en Bash</text:p>
      <text:p text:style-name="P2">- Programación en HTML</text:p>
      <text:p text:style-name="P8">-java</text:p>
      <text:p text:style-name="P2">- **Herramientas de Oficina**:</text:p>
      <text:p text:style-name="P2">- LibreOffice</text:p>
      <text:p text:style-name="P6">-<text:span text:style-name="T2">SOFTS SKILLS</text:span></text:p>
      <text:p text:style-name="P6">-</text:p>
      <text:p text:style-name="P6">-</text:p>
      <text:p text:style-name="P6">-</text:p>
      <text:p text:style-name="P2"/>
      <text:p text:style-name="P2">---</text:p>
      <text:p text:style-name="P2"/>
      <text:p text:style-name="P2">#### **5. Proyectos**</text:p>
      <text:p text:style-name="P2"><text:s text:c="49"/></text:p>
      <text:p text:style-name="P2">1. **Buscador en Linux**:</text:p>
      <text:p text:style-name="P2"><text:s text:c="3"/>- Desarrollé un buscador para encontrar máquinas y juegos en Bash, mejorando la accesibilidad a recursos en el sistema.</text:p>
      <text:p text:style-name="P2"/>
      <text:p text:style-name="P2">2. **Páginas Web**:</text:p>
      <text:p text:style-name="P2"><text:s text:c="3"/>- Creación de páginas web simples utilizando HTML, explorando el desarrollo web.</text:p>
      <text:p text:style-name="P2"/>
      <text:p text:style-name="P2">3. **Certificación de Savitar**:</text:p>
      <text:p text:style-name="P2"><text:s text:c="3"/>- Completé la certificación de Savitar, centrada en la introducción a Linux, que amplió mis conocimientos en este sistema operativo.</text:p>
      <text:p text:style-name="P2"/>
      <text:p text:style-name="P2">4. **Curso de Hixec**:</text:p>
      <text:p text:style-name="P2"><text:s text:c="3"/>- Realicé un curso gratuito en Hixec, donde aprendí sobre técnicas de ciberseguridad.</text:p>
      <text:p text:style-name="P2"/>
      <text:p text:style-name="P2">---</text:p>
      <text:p text:style-name="P2"/>
      <text:p text:style-name="P2">#### **6. Formación**</text:p>
      <text:p text:style-name="P2"/>
      <text:p text:style-name="P2">- **Técnico en Sistemas Microinformáticos**</text:p>
      <text:p text:style-name="P2">- **1º de Bachillerato en Artes** (Digitalización)</text:p>
      <text:p text:style-name="P2">- **Cursos**:</text:p>
      <text:p text:style-name="P2"><text:s text:c="2"/>- Curso de Hixec <text:s text:c="69"/></text:p>
      <text:p text:style-name="P2"><text:soft-page-break/><text:s text:c="2"/>- Certificación de Savitar en Introducción a Linux</text:p>
      <text:p text:style-name="P2"/>
      <text:p text:style-name="P2">---</text:p>
      <text:p text:style-name="P2"/>
      <text:p text:style-name="P2">#### **7. Contacto** </text:p>
      <text:p text:style-name="P2"/>
      <text:p text:style-name="P2">- **Correo Electrónico**: [tu_gmail_de_clase@gmail.com]</text:p>
      <text:p text:style-name="P2">- **GitHub**: [Tu perfil de GitHub]</text:p>
      <text:p text:style-name="P2">- **[Añade otras redes sociales o plataformas relevantes]**</text:p>
      <text:p text:style-name="P5">hack de box</text:p>
      <text:p text:style-name="P2"/>
      <text:p text:style-name="P2">---</text:p>
      <text:p text:style-name="P2"/>
      <text:p text:style-name="P2">### Consejos Adicionales</text:p>
      <text:p text:style-name="P2"/>
      <text:p text:style-name="P2">1. **Diseño Visual**: Asegúrate de que el diseño sea limpio y fácil de navegar. Utiliza colores y fuentes que te representen.</text:p>
      <text:p text:style-name="P2"><text:s text:c="2"/></text:p>
      <text:p text:style-name="P2">2. **Enlaces a Proyectos**: Si tienes enlaces a proyectos en GitHub o ejemplos de tu trabajo, inclúyelos en la sección de Proyectos.</text:p>
      <text:p text:style-name="P2"/>
      <text:p text:style-name="P2">3. **Actualiza Regularmente**: A medida que adquieras más habilidades y realices más proyectos, asegúrate de mantener tu portfolio actualizado.</text:p>
      <text:p text:style-name="P2"/>
      <text:p text:style-name="P2">4. **Presentación Personal**: Considera incluir una foto profesional tuya en la sección "Acerca de Mí".</text:p>
      <text:p text:style-name="P2"/>
      <text:p text:style-name="P2">Con esta estructura, tu portfolio estará bien organizado y presentará claramente tus habilidades y logros. Si tienes alguna pregunta específica sobre algún apartado o necesitas ayuda adicional, ¡avísame!</text:p>
      <text:p text:style-name="P2"/>
      <text:p text:style-name="P2"><text:a xlink:type="simple" xlink:href="https://www.dianamatar.com/disappearance#14" text:style-name="Internet_20_link" text:visited-style-name="Visited_20_Internet_20_Link">https://www.dianamatar.com/disappearance#14</text:a></text:p>
      <text:p text:style-name="P2"><text:a xlink:type="simple" xlink:href="https://www.youtube.com/watch?v=jVITFZJEm_k&amp;list=PLP7LlHfxfuM_knQuxs3bqdHyXr63Wpvhf" text:style-name="Internet_20_link" text:visited-style-name="Visited_20_Internet_20_Link">https://www.youtube.com/watch?v=jVITFZJEm_k&amp;list=PLP7LlHfxfuM_knQuxs3bqdHyXr63Wpvhf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4:15.772000000</meta:creation-date>
    <dc:date>2024-10-20T16:05:30.008000000</dc:date>
    <meta:editing-duration>PT6H14M13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76" meta:word-count="555" meta:character-count="3991" meta:non-whitespace-character-count="3352"/>
  </office:meta>
</office:document-meta>
</file>